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1" svg:font-family="Lato"/>
    <style:font-face style:name="LatoHairline1" svg:font-family="LatoHairline"/>
    <style:font-face style:name="Latoular1" svg:font-family="Latoular"/>
    <style:font-face style:name="RalewayExtraLightIdentityH1" svg:font-family="RalewayExtraLightIdentityH"/>
    <style:font-face style:name="RalewayMediumIdentityH1" svg:font-family="RalewayMediumIdentityH"/>
    <style:font-face style:name="DejaVu Sans1" svg:font-family="'DejaVu Sans'" style:font-pitch="variable"/>
    <style:font-face style:name="Lato" svg:font-family="Lato" style:font-pitch="variable"/>
    <style:font-face style:name="LatoHairline" svg:font-family="LatoHairline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RalewayExtraLightIdentityH" svg:font-family="RalewayExtraLightIdentityH" style:font-pitch="variable"/>
    <style:font-face style:name="RalewayMediumIdentityH" svg:font-family="RalewayMediumIdentity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48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5cm" fo:min-width="8.65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439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4cm" svg:stroke-color="#6a6a6a" draw:stroke-linejoin="miter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94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3.2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45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6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1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9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2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2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1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6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3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4.05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2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7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3.96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75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4.32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8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7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0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3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2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72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22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00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6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7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0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7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1.71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30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9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5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5.09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5.82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60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3.83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4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3.74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4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3.90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24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0.20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645cm" fo:min-width="13.79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5.40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3.40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2.38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1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0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90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24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08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3.95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1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12.5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1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8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3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6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332cm" fo:min-width="13.83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50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3.3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3.59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5.49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3.40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3.00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32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3.14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895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color="#666666" style:font-name="RalewayExtraLightIdentityH1" fo:font-size="8pt" style:font-size-asian="8pt" style:font-name-complex="RalewayExtraLightIdentityH1" style:font-size-complex="8pt"/>
    </style:style>
    <style:style style:name="T2" style:family="text">
      <style:text-properties fo:color="#000000" style:font-name="LatoHairline1" fo:font-size="39.9000015258789pt" style:font-size-asian="39.9000015258789pt" style:font-name-complex="LatoHairline1" style:font-size-complex="39.9000015258789pt"/>
    </style:style>
    <style:style style:name="T3" style:family="text">
      <style:text-properties fo:color="#6a6a6a" style:font-name="RalewayMediumIdentityH1" fo:font-size="11pt" style:font-size-asian="11pt" style:font-name-complex="RalewayMediumIdentityH1" style:font-size-complex="11pt"/>
    </style:style>
    <style:style style:name="T4" style:family="text">
      <style:text-properties fo:color="#6a6a6a" style:font-name="Lato1" fo:font-size="16pt" style:font-size-asian="16pt" style:font-name-complex="Lato1" style:font-size-complex="16pt"/>
    </style:style>
    <style:style style:name="T5" style:family="text">
      <style:text-properties fo:color="#333333" style:font-name="Lato1" fo:font-size="12pt" fo:font-weight="bold" style:font-size-asian="12pt" style:font-name-complex="Lato1" style:font-size-complex="12pt" style:font-weight-complex="bold"/>
    </style:style>
    <style:style style:name="T6" style:family="text">
      <style:text-properties fo:color="#333333" style:font-name="RalewayMediumIdentityH1" fo:font-size="11pt" style:font-size-asian="11pt" style:font-name-complex="RalewayMediumIdentityH1" style:font-size-complex="11pt"/>
    </style:style>
    <style:style style:name="T7" style:family="text">
      <style:text-properties fo:color="#6a6a6a" style:font-name="RalewayMediumIdentityH1" fo:font-size="10pt" style:font-size-asian="10pt" style:font-name-complex="RalewayMediumIdentityH1" style:font-size-complex="10pt"/>
    </style:style>
    <style:style style:name="T8" style:family="text">
      <style:text-properties fo:color="#2b2b2b" style:font-name="Lato1" fo:font-size="10pt" style:font-size-asian="10pt" style:font-name-complex="Lato1" style:font-size-complex="10pt"/>
    </style:style>
    <style:style style:name="T9" style:family="text">
      <style:text-properties fo:color="#2b2b2b" style:font-name="Latoular1" fo:font-size="10pt" style:font-size-asian="10pt" style:font-name-complex="Latoular1" style:font-size-complex="10pt"/>
    </style:style>
    <style:style style:name="T10" style:family="text">
      <style:text-properties fo:color="#2b2b2b" style:font-name="Lato1" fo:font-size="7pt" style:font-size-asian="7pt" style:font-name-complex="Lato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249cm" svg:y1="-0.122cm" svg:x2="20.34cm" svg:y2="-0.122cm">
          <text:p/>
        </draw:line>
        <draw:frame draw:style-name="gr2" draw:text-style-name="P3" draw:layer="layout" svg:width="4.489cm" svg:height="0.331cm" svg:x="16.027cm" svg:y="0.444cm">
          <draw:text-box>
            <text:p text:style-name="P2"><text:span text:style-name="T1">Last Updated on </text:span><text:span text:style-name="T1">20th July 2016</text:span></text:p>
          </draw:text-box>
        </draw:frame>
        <draw:frame draw:style-name="gr3" draw:text-style-name="P4" draw:layer="layout" svg:width="8.655cm" svg:height="1.695cm" svg:x="6.239cm" svg:y="0.375cm">
          <draw:text-box>
            <text:p text:style-name="P2"><text:span text:style-name="T2">Aks</text:span><text:span text:style-name="T2">hay </text:span><text:span text:style-name="T2">Kad</text:span><text:span text:style-name="T2">am</text:span></text:p>
          </draw:text-box>
        </draw:frame>
        <draw:frame draw:style-name="gr4" draw:text-style-name="P5" draw:layer="layout" svg:width="3.439cm" svg:height="0.454cm" svg:x="8.156cm" svg:y="2.178cm">
          <draw:text-box>
            <text:p text:style-name="P2"><text:span text:style-name="T3">akshaykadam</text:span><text:span text:style-name="T3">.me</text:span></text:p>
          </draw:text-box>
        </draw:frame>
        <draw:line draw:style-name="gr5" draw:text-style-name="P1" draw:layer="layout" svg:x1="0cm" svg:y1="3.373cm" svg:x2="21.59cm" svg:y2="3.373cm">
          <text:p/>
        </draw:line>
        <draw:frame draw:style-name="gr6" draw:text-style-name="P5" draw:layer="layout" svg:width="9.946cm" svg:height="0.454cm" svg:x="6.192cm" svg:y="2.6cm">
          <draw:text-box>
            <text:p text:style-name="P2"><text:span text:style-name="T3">+91 </text:span><text:span text:style-name="T3">9869740300 </text:span><text:span text:style-name="T3">| </text:span><text:span text:style-name="T3">akshaykadam</text:span><text:span text:style-name="T3">0904@gmail.</text:span><text:span text:style-name="T3">com</text:span></text:p>
          </draw:text-box>
        </draw:frame>
        <draw:frame draw:style-name="gr7" draw:text-style-name="P6" draw:layer="layout" svg:width="3.257cm" svg:height="0.675cm" svg:x="1.25cm" svg:y="3.732cm">
          <draw:text-box>
            <text:p text:style-name="P2"><text:span text:style-name="T4">EDUCATIO</text:span><text:span text:style-name="T4">N</text:span></text:p>
          </draw:text-box>
        </draw:frame>
        <draw:frame draw:style-name="gr8" draw:text-style-name="P7" draw:layer="layout" svg:width="4.451cm" svg:height="0.509cm" svg:x="1.35cm" svg:y="8.368cm">
          <draw:text-box>
            <text:p text:style-name="P2"><text:span text:style-name="T5">I.E.S V.N.SULE </text:span><text:span text:style-name="T5">GURUJI</text:span></text:p>
          </draw:text-box>
        </draw:frame>
        <draw:frame draw:style-name="gr9" draw:text-style-name="P8" draw:layer="layout" svg:width="2.95cm" svg:height="0.454cm" svg:x="1.35cm" svg:y="8.982cm">
          <draw:text-box>
            <text:p text:style-name="P2"><text:span text:style-name="T6">HIGH SCHOOL</text:span></text:p>
          </draw:text-box>
        </draw:frame>
        <draw:frame draw:style-name="gr10" draw:text-style-name="P9" draw:layer="layout" svg:width="4.963cm" svg:height="0.412cm" svg:x="1.35cm" svg:y="9.436cm">
          <draw:text-box>
            <text:p text:style-name="P2"><text:span text:style-name="T7">1999-2011 | </text:span><text:span text:style-name="T7">Dadar, Mumbai</text:span></text:p>
          </draw:text-box>
        </draw:frame>
        <draw:frame draw:style-name="gr8" draw:text-style-name="P7" draw:layer="layout" svg:width="4.451cm" svg:height="0.509cm" svg:x="1.25cm" svg:y="4.349cm">
          <draw:text-box>
            <text:p text:style-name="P2"><text:span text:style-name="T5">WATUMULL </text:span><text:span text:style-name="T5">COLLEGE</text:span></text:p>
          </draw:text-box>
        </draw:frame>
        <draw:frame draw:style-name="gr11" draw:text-style-name="P5" draw:layer="layout" svg:width="5.146cm" svg:height="0.454cm" svg:x="1.25cm" svg:y="4.863cm">
          <draw:text-box>
            <text:p text:style-name="P2"><text:span text:style-name="T6">B.E IN </text:span><text:span text:style-name="T6">COMPUTER </text:span><text:span text:style-name="T6">ENGG.</text:span></text:p>
          </draw:text-box>
        </draw:frame>
        <draw:frame draw:style-name="gr12" draw:text-style-name="P9" draw:layer="layout" svg:width="5.192cm" svg:height="0.412cm" svg:x="1.25cm" svg:y="5.318cm">
          <draw:text-box>
            <text:p text:style-name="P2"><text:span text:style-name="T7">2013-Present | </text:span><text:span text:style-name="T7">Worli, Mumbai</text:span></text:p>
          </draw:text-box>
        </draw:frame>
        <draw:frame draw:style-name="gr13" draw:text-style-name="P9" draw:layer="layout" svg:width="3.448cm" svg:height="0.424cm" svg:x="1.25cm" svg:y="5.719cm">
          <draw:text-box>
            <text:p text:style-name="P2"><text:span text:style-name="T8">College of </text:span><text:span text:style-name="T8">Engineering</text:span></text:p>
          </draw:text-box>
        </draw:frame>
        <draw:frame draw:style-name="gr14" draw:text-style-name="P9" draw:layer="layout" svg:width="0.925cm" svg:height="0.412cm" svg:x="1.25cm" svg:y="6.183cm">
          <draw:text-box>
            <text:p text:style-name="P2"><text:span text:style-name="T7">Cum.</text:span></text:p>
          </draw:text-box>
        </draw:frame>
        <draw:frame draw:style-name="gr15" draw:text-style-name="P9" draw:layer="layout" svg:width="2.826cm" svg:height="0.412cm" svg:x="2.312cm" svg:y="6.183cm">
          <draw:text-box>
            <text:p text:style-name="P2"><text:span text:style-name="T7">GPA: 8.55 / 10.0</text:span></text:p>
          </draw:text-box>
        </draw:frame>
        <draw:frame draw:style-name="gr16" draw:text-style-name="P9" draw:layer="layout" svg:width="3.914cm" svg:height="0.412cm" svg:x="1.25cm" svg:y="6.605cm">
          <draw:text-box>
            <text:p text:style-name="P2"><text:span text:style-name="T7">Major GPA: </text:span><text:span text:style-name="T7">9.29 / 10.0</text:span></text:p>
          </draw:text-box>
        </draw:frame>
        <draw:frame draw:style-name="gr17" draw:text-style-name="P10" draw:layer="layout" svg:width="3.2cm" svg:height="0.509cm" svg:x="1.3cm" svg:y="7.191cm">
          <draw:text-box>
            <text:p text:style-name="P2"><text:span text:style-name="T5">M.D. COLLEGE</text:span></text:p>
          </draw:text-box>
        </draw:frame>
        <draw:frame draw:style-name="gr18" draw:text-style-name="P9" draw:layer="layout" svg:width="0.967cm" svg:height="0.412cm" svg:x="1.35cm" svg:y="7.83cm">
          <draw:text-box>
            <text:p text:style-name="P2"><text:span text:style-name="T7">HSC</text:span></text:p>
          </draw:text-box>
        </draw:frame>
        <draw:frame draw:style-name="gr19" draw:text-style-name="P9" draw:layer="layout" svg:width="4.337cm" svg:height="0.412cm" svg:x="2.232cm" svg:y="7.83cm">
          <draw:text-box>
            <text:p text:style-name="P2"><text:span text:style-name="T7">2013| Parel, </text:span><text:span text:style-name="T7">Mumbai</text:span></text:p>
          </draw:text-box>
        </draw:frame>
        <draw:frame draw:style-name="gr20" draw:text-style-name="P6" draw:layer="layout" svg:width="4.053cm" svg:height="0.675cm" svg:x="1.25cm" svg:y="10.125cm">
          <draw:text-box>
            <text:p text:style-name="P2"><text:span text:style-name="T4">PROJECT </text:span><text:span text:style-name="T4">LINKS</text:span></text:p>
          </draw:text-box>
        </draw:frame>
        <draw:frame draw:style-name="gr21" draw:text-style-name="P11" draw:layer="layout" svg:width="1.721cm" svg:height="0.424cm" svg:x="1.35cm" svg:y="10.88cm">
          <draw:text-box>
            <text:p text:style-name="P2"><text:span text:style-name="T8">Codepen://</text:span></text:p>
          </draw:text-box>
        </draw:frame>
        <draw:frame draw:style-name="gr22" draw:text-style-name="P9" draw:layer="layout" svg:width="2.775cm" svg:height="0.412cm" svg:x="3.092cm" svg:y="10.901cm">
          <draw:text-box>
            <text:p text:style-name="P2"><text:span text:style-name="T9">deadcoder0904</text:span></text:p>
          </draw:text-box>
        </draw:frame>
        <draw:frame draw:style-name="gr23" draw:text-style-name="P6" draw:layer="layout" svg:width="3.964cm" svg:height="0.675cm" svg:x="1.25cm" svg:y="11.925cm">
          <draw:text-box>
            <text:p text:style-name="P2"><text:span text:style-name="T4">COURSEW</text:span><text:span text:style-name="T4">ORK</text:span></text:p>
          </draw:text-box>
        </draw:frame>
        <draw:frame draw:style-name="gr24" draw:text-style-name="P7" draw:layer="layout" svg:width="3.757cm" svg:height="0.509cm" svg:x="1.25cm" svg:y="12.66cm">
          <draw:text-box>
            <text:p text:style-name="P2"><text:span text:style-name="T5">COMPUTER </text:span><text:span text:style-name="T5">ENGG.</text:span></text:p>
          </draw:text-box>
        </draw:frame>
        <draw:frame draw:style-name="gr25" draw:text-style-name="P9" draw:layer="layout" svg:width="4.328cm" svg:height="0.847cm" svg:x="1.25cm" svg:y="13.151cm">
          <draw:text-box>
            <text:p text:style-name="P2"><text:span text:style-name="T8">System </text:span><text:span text:style-name="T8">Programming &amp;</text:span></text:p>
            <text:p text:style-name="P2"><text:span text:style-name="T8">Compiler </text:span><text:span text:style-name="T8">Construction</text:span></text:p>
          </draw:text-box>
        </draw:frame>
        <draw:frame draw:style-name="gr26" draw:text-style-name="P9" draw:layer="layout" svg:width="4.688cm" svg:height="0.424cm" svg:x="1.25cm" svg:y="13.994cm">
          <draw:text-box>
            <text:p text:style-name="P2"><text:span text:style-name="T8">Software </text:span><text:span text:style-name="T8">Engineering</text:span></text:p>
          </draw:text-box>
        </draw:frame>
        <draw:frame draw:style-name="gr27" draw:text-style-name="P9" draw:layer="layout" svg:width="3.473cm" svg:height="0.424cm" svg:x="1.25cm" svg:y="14.416cm">
          <draw:text-box>
            <text:p text:style-name="P2"><text:span text:style-name="T8">Computer </text:span><text:span text:style-name="T8">Networks</text:span></text:p>
          </draw:text-box>
        </draw:frame>
        <draw:frame draw:style-name="gr28" draw:text-style-name="P9" draw:layer="layout" svg:width="3.406cm" svg:height="0.424cm" svg:x="1.25cm" svg:y="14.838cm">
          <draw:text-box>
            <text:p text:style-name="P2"><text:span text:style-name="T8">Analysis of </text:span><text:span text:style-name="T8">Algorithms</text:span></text:p>
          </draw:text-box>
        </draw:frame>
        <draw:frame draw:style-name="gr29" draw:text-style-name="P9" draw:layer="layout" svg:width="4.032cm" svg:height="0.424cm" svg:x="1.25cm" svg:y="15.26cm">
          <draw:text-box>
            <text:p text:style-name="P2"><text:span text:style-name="T8">Data Structures</text:span></text:p>
          </draw:text-box>
        </draw:frame>
        <draw:frame draw:style-name="gr30" draw:text-style-name="P9" draw:layer="layout" svg:width="4.811cm" svg:height="0.424cm" svg:x="1.25cm" svg:y="15.682cm">
          <draw:text-box>
            <text:p text:style-name="P2"><text:span text:style-name="T8">Computer Graphics</text:span></text:p>
          </draw:text-box>
        </draw:frame>
        <draw:frame draw:style-name="gr31" draw:text-style-name="P9" draw:layer="layout" svg:width="4.629cm" svg:height="0.424cm" svg:x="1.25cm" svg:y="16.103cm">
          <draw:text-box>
            <text:p text:style-name="P2"><text:span text:style-name="T8">Object Oriented </text:span><text:span text:style-name="T8">Programming</text:span></text:p>
          </draw:text-box>
        </draw:frame>
        <draw:frame draw:style-name="gr32" draw:text-style-name="P7" draw:layer="layout" svg:width="3.727cm" svg:height="0.509cm" svg:x="1.25cm" svg:y="16.937cm">
          <draw:text-box>
            <text:p text:style-name="P2"><text:span text:style-name="T5">H.S.C</text:span></text:p>
          </draw:text-box>
        </draw:frame>
        <draw:frame draw:style-name="gr33" draw:text-style-name="P9" draw:layer="layout" svg:width="3.228cm" svg:height="0.424cm" svg:x="1.25cm" svg:y="17.528cm">
          <draw:text-box>
            <text:p text:style-name="P2"><text:span text:style-name="T8">Computer Hardware</text:span></text:p>
          </draw:text-box>
        </draw:frame>
        <draw:frame draw:style-name="gr34" draw:text-style-name="P9" draw:layer="layout" svg:width="3.003cm" svg:height="0.424cm" svg:x="1.25cm" svg:y="17.95cm">
          <draw:text-box>
            <text:p text:style-name="P2"><text:span text:style-name="T8">Computer Software</text:span></text:p>
          </draw:text-box>
        </draw:frame>
        <draw:frame draw:style-name="gr35" draw:text-style-name="P9" draw:layer="layout" svg:width="5.069cm" svg:height="0.424cm" svg:x="1.25cm" svg:y="18.371cm">
          <draw:text-box>
            <text:p text:style-name="P2"><text:span text:style-name="T8">Microprocessor</text:span></text:p>
          </draw:text-box>
        </draw:frame>
        <draw:frame draw:style-name="gr36" draw:text-style-name="P9" draw:layer="layout" svg:width="3.74cm" svg:height="0.424cm" svg:x="1.25cm" svg:y="18.793cm">
          <draw:text-box>
            <text:p text:style-name="P2"><text:span text:style-name="T8">Physics</text:span></text:p>
          </draw:text-box>
        </draw:frame>
        <draw:frame draw:style-name="gr37" draw:text-style-name="P9" draw:layer="layout" svg:width="4.904cm" svg:height="0.424cm" svg:x="1.25cm" svg:y="19.215cm">
          <draw:text-box>
            <text:p text:style-name="P2"><text:span text:style-name="T8">Chemistry</text:span></text:p>
          </draw:text-box>
        </draw:frame>
        <draw:frame draw:style-name="gr38" draw:text-style-name="P9" draw:layer="layout" svg:width="3.672cm" svg:height="0.424cm" svg:x="1.25cm" svg:y="19.658cm">
          <draw:text-box>
            <text:p text:style-name="P2"><text:span text:style-name="T8">Mathematics</text:span></text:p>
          </draw:text-box>
        </draw:frame>
        <draw:frame draw:style-name="gr39" draw:text-style-name="P6" draw:layer="layout" svg:width="1.717cm" svg:height="0.675cm" svg:x="1.25cm" svg:y="20.094cm">
          <draw:text-box>
            <text:p text:style-name="P2"><text:span text:style-name="T4">SKILLS</text:span></text:p>
          </draw:text-box>
        </draw:frame>
        <draw:frame draw:style-name="gr40" draw:text-style-name="P7" draw:layer="layout" svg:width="3.308cm" svg:height="0.509cm" svg:x="1.25cm" svg:y="20.729cm">
          <draw:text-box>
            <text:p text:style-name="P2"><text:span text:style-name="T5">PROGRAMMIN</text:span><text:span text:style-name="T5">G</text:span></text:p>
          </draw:text-box>
        </draw:frame>
        <draw:frame draw:style-name="gr41" draw:text-style-name="P9" draw:layer="layout" svg:width="2.898cm" svg:height="0.412cm" svg:x="1.25cm" svg:y="21.241cm">
          <draw:text-box>
            <text:p text:style-name="P2"><text:span text:style-name="T7">Expert:</text:span></text:p>
          </draw:text-box>
        </draw:frame>
        <draw:frame draw:style-name="gr42" draw:text-style-name="P9" draw:layer="layout" svg:width="5.154cm" svg:height="0.424cm" svg:x="1.25cm" svg:y="21.642cm">
          <draw:text-box>
            <text:p text:style-name="P2"><text:span text:style-name="T8">Javascript • React JS • </text:span><text:span text:style-name="T8">Node JS</text:span></text:p>
          </draw:text-box>
        </draw:frame>
        <draw:frame draw:style-name="gr43" draw:text-style-name="P9" draw:layer="layout" svg:width="4.447cm" svg:height="0.424cm" svg:x="1.25cm" svg:y="22.064cm">
          <draw:text-box>
            <text:p text:style-name="P2"><text:span text:style-name="T8">MongoDB • </text:span><text:span text:style-name="T8">mySQL • Oracle</text:span></text:p>
          </draw:text-box>
        </draw:frame>
        <draw:frame draw:style-name="gr41" draw:text-style-name="P9" draw:layer="layout" svg:width="2.898cm" svg:height="0.412cm" svg:x="1.25cm" svg:y="23.006cm">
          <draw:text-box>
            <text:p text:style-name="P2"><text:span text:style-name="T7">Proficie</text:span><text:span text:style-name="T7">nt:</text:span></text:p>
          </draw:text-box>
        </draw:frame>
        <draw:frame draw:style-name="gr42" draw:text-style-name="P9" draw:layer="layout" svg:width="5.154cm" svg:height="0.424cm" svg:x="1.25cm" svg:y="23.407cm">
          <draw:text-box>
            <text:p text:style-name="P2"><text:span text:style-name="T8">C • Java • CSS • PHP • jQuery</text:span></text:p>
          </draw:text-box>
        </draw:frame>
        <draw:frame draw:style-name="gr44" draw:text-style-name="P9" draw:layer="layout" svg:width="2.39cm" svg:height="0.412cm" svg:x="1.25cm" svg:y="23.85cm">
          <draw:text-box>
            <text:p text:style-name="P2"><text:span text:style-name="T7">Intermediate:</text:span></text:p>
          </draw:text-box>
        </draw:frame>
        <draw:frame draw:style-name="gr45" draw:text-style-name="P9" draw:layer="layout" svg:width="5.095cm" svg:height="0.847cm" svg:x="1.25cm" svg:y="24.351cm">
          <draw:text-box>
            <text:p text:style-name="P2"><text:span text:style-name="T8">Angular 1.0 • Bootstrap • </text:span><text:span text:style-name="T8">Redux </text:span></text:p>
            <text:p text:style-name="P2"><text:span text:style-name="T8">Android • SQLite • </text:span><text:span text:style-name="T8">SASS/SCSS</text:span></text:p>
          </draw:text-box>
        </draw:frame>
        <draw:frame draw:style-name="gr46" draw:text-style-name="P6" draw:layer="layout" svg:width="5.823cm" svg:height="0.675cm" svg:x="7.673cm" svg:y="3.732cm">
          <draw:text-box>
            <text:p text:style-name="P2"><text:span text:style-name="T4">PROJECT </text:span><text:span text:style-name="T4">EXPERIEN</text:span><text:span text:style-name="T4">CE</text:span></text:p>
          </draw:text-box>
        </draw:frame>
        <draw:frame draw:style-name="gr47" draw:text-style-name="P7" draw:layer="layout" svg:width="6.606cm" svg:height="0.509cm" svg:x="7.673cm" svg:y="4.468cm">
          <draw:text-box>
            <text:p text:style-name="P2"><text:span text:style-name="T5">REACT </text:span><text:span text:style-name="T5">MARKDOWN </text:span><text:span text:style-name="T5">PREVIEWER</text:span></text:p>
          </draw:text-box>
        </draw:frame>
        <draw:frame draw:style-name="gr48" draw:text-style-name="P11" draw:layer="layout" svg:width="13.837cm" svg:height="0.823cm" svg:x="7.673cm" svg:y="4.979cm">
          <draw:text-box>
            <text:p text:style-name="P2"><text:span text:style-name="T7">It shows </text:span><text:span text:style-name="T7">realtime </text:span><text:span text:style-name="T7">Markdown </text:span><text:span text:style-name="T7">Preview using </text:span><text:span text:style-name="T7">React JS. A </text:span><text:span text:style-name="T7">simple project </text:span><text:span text:style-name="T7">that </text:span></text:p>
            <text:p text:style-name="P2"><text:span text:style-name="T7">implements the </text:span><text:span text:style-name="T7">basic usage of </text:span><text:span text:style-name="T7">React JS.</text:span></text:p>
          </draw:text-box>
        </draw:frame>
        <draw:frame draw:style-name="gr49" draw:text-style-name="P7" draw:layer="layout" svg:width="2.44cm" svg:height="0.509cm" svg:x="7.673cm" svg:y="5.827cm">
          <draw:text-box>
            <text:p text:style-name="P2"><text:span text:style-name="T5">TIC TAC TOE</text:span></text:p>
          </draw:text-box>
        </draw:frame>
        <draw:frame draw:style-name="gr50" draw:text-style-name="P11" draw:layer="layout" svg:width="13.748cm" svg:height="0.823cm" svg:x="7.673cm" svg:y="6.339cm">
          <draw:text-box>
            <text:p text:style-name="P2"><text:span text:style-name="T7">A full fledged ‘X’ </text:span><text:span text:style-name="T7">n ‘O’ game for </text:span><text:span text:style-name="T7">the web using </text:span><text:span text:style-name="T7">HTML5, SASS &amp; </text:span><text:span text:style-name="T7">jQUERY. </text:span></text:p>
            <text:p text:style-name="P2"><text:span text:style-name="T7">few other </text:span><text:span text:style-name="T7">games are on </text:span><text:span text:style-name="T7">Codepen. </text:span></text:p>
          </draw:text-box>
        </draw:frame>
        <draw:frame draw:style-name="gr51" draw:text-style-name="P7" draw:layer="layout" svg:width="2.47cm" svg:height="0.509cm" svg:x="7.673cm" svg:y="7.215cm">
          <draw:text-box>
            <text:p text:style-name="P2"><text:span text:style-name="T5">CHATROOM</text:span></text:p>
          </draw:text-box>
        </draw:frame>
        <draw:frame draw:style-name="gr52" draw:text-style-name="P9" draw:layer="layout" svg:width="13.909cm" svg:height="1.234cm" svg:x="7.673cm" svg:y="7.827cm">
          <draw:text-box>
            <text:p text:style-name="P2"><text:span text:style-name="T7">Uses Node JS </text:span><text:span text:style-name="T7">with Socket.io </text:span><text:span text:style-name="T7">to communicate </text:span><text:span text:style-name="T7">in realtime </text:span><text:span text:style-name="T7">without </text:span></text:p>
            <text:p text:style-name="P2"><text:span text:style-name="T7">having to </text:span><text:span text:style-name="T7">refresh the </text:span><text:span text:style-name="T7">browser. End </text:span><text:span text:style-name="T7">users can talk </text:span><text:span text:style-name="T7">to each other if </text:span><text:span text:style-name="T7">they are in </text:span></text:p>
            <text:p text:style-name="P2"><text:span text:style-name="T7">the same </text:span><text:span text:style-name="T7">chatroom in real </text:span><text:span text:style-name="T7">time. <text:s/></text:span></text:p>
          </draw:text-box>
        </draw:frame>
        <draw:frame draw:style-name="gr53" draw:text-style-name="P7" draw:layer="layout" svg:width="6.242cm" svg:height="0.509cm" svg:x="7.673cm" svg:y="9.237cm">
          <draw:text-box>
            <text:p text:style-name="P2"><text:span text:style-name="T5">SOCIAL </text:span><text:span text:style-name="T5">NETWORKIN</text:span><text:span text:style-name="T5">G SITE API</text:span></text:p>
          </draw:text-box>
        </draw:frame>
        <draw:frame draw:style-name="gr54" draw:text-style-name="P7" draw:layer="layout" svg:width="10.204cm" svg:height="0.509cm" svg:x="7.673cm" svg:y="11.256cm">
          <draw:text-box>
            <text:p text:style-name="P2"><text:span text:style-name="T5">REACT </text:span><text:span text:style-name="T5">REUSABLE </text:span><text:span text:style-name="T5">BOOTSTRAP </text:span><text:span text:style-name="T5">NAVBAR &amp; </text:span><text:span text:style-name="T5">SIDEBAR</text:span></text:p>
          </draw:text-box>
        </draw:frame>
        <draw:frame draw:style-name="gr55" draw:text-style-name="P11" draw:layer="layout" svg:width="13.798cm" svg:height="1.645cm" svg:x="7.673cm" svg:y="11.768cm">
          <draw:text-box>
            <text:p text:style-name="P2"><text:span text:style-name="T7">Reusable </text:span><text:span text:style-name="T7">component </text:span><text:span text:style-name="T7">made using </text:span><text:span text:style-name="T7">React. As </text:span><text:span text:style-name="T7">navbar &amp; </text:span><text:span text:style-name="T7">sidebar are </text:span></text:p>
            <text:p text:style-name="P2"><text:span text:style-name="T7">needed in </text:span><text:span text:style-name="T7">almost every </text:span><text:span text:style-name="T7">single web </text:span><text:span text:style-name="T7">project, I have </text:span><text:span text:style-name="T7">made it </text:span><text:span text:style-name="T7">reusable such </text:span><text:span text:style-name="T7">that </text:span></text:p>
            <text:p text:style-name="P2"><text:span text:style-name="T7">anyone can </text:span><text:span text:style-name="T7">include the </text:span><text:span text:style-name="T7">component &amp; </text:span><text:span text:style-name="T7">pass the navbar </text:span><text:span text:style-name="T7">or sidebar items </text:span><text:span text:style-name="T7">with </text:span></text:p>
            <text:p text:style-name="P2"><text:span text:style-name="T7">their particular </text:span><text:span text:style-name="T7">background &amp; </text:span><text:span text:style-name="T7">border colors.</text:span></text:p>
          </draw:text-box>
        </draw:frame>
        <draw:frame draw:style-name="gr56" draw:text-style-name="P7" draw:layer="layout" svg:width="5.408cm" svg:height="0.509cm" svg:x="7.673cm" svg:y="13.481cm">
          <draw:text-box>
            <text:p text:style-name="P2"><text:span text:style-name="T5">UNOFFICIAL </text:span><text:span text:style-name="T5">COLLEGE SITE</text:span></text:p>
          </draw:text-box>
        </draw:frame>
        <draw:frame draw:style-name="gr57" draw:text-style-name="P9" draw:layer="layout" svg:width="13.401cm" svg:height="1.234cm" svg:x="7.673cm" svg:y="13.993cm">
          <draw:text-box>
            <text:p text:style-name="P2"><text:span text:style-name="T7">A simple </text:span><text:span text:style-name="T7">college site </text:span><text:span text:style-name="T7">made for </text:span><text:span text:style-name="T7">students to </text:span><text:span text:style-name="T7">upload </text:span><text:span text:style-name="T7">experiments to </text:span><text:span text:style-name="T7">the MEGA</text:span></text:p>
            <text:p text:style-name="P2"><text:span text:style-name="T7">Cloud via using </text:span><text:span text:style-name="T7">MEGA API. This </text:span><text:span text:style-name="T7">site was made </text:span><text:span text:style-name="T7">using ANGULAR </text:span><text:span text:style-name="T7">JS 1.0 &amp; uses</text:span></text:p>
            <text:p text:style-name="P2"><text:span text:style-name="T7">MongoLAB to </text:span><text:span text:style-name="T7">store database </text:span><text:span text:style-name="T7">values &amp; </text:span><text:span text:style-name="T7">Openshift for </text:span><text:span text:style-name="T7">hosting.</text:span></text:p>
          </draw:text-box>
        </draw:frame>
        <draw:frame draw:style-name="gr58" draw:text-style-name="P6" draw:layer="layout" svg:width="2.381cm" svg:height="0.675cm" svg:x="7.673cm" svg:y="22.233cm">
          <draw:text-box>
            <text:p text:style-name="P2"><text:span text:style-name="T4">AWARDS</text:span></text:p>
          </draw:text-box>
        </draw:frame>
        <draw:frame draw:style-name="gr59" draw:text-style-name="P9" draw:layer="layout" svg:width="0.815cm" svg:height="0.424cm" svg:x="7.884cm" svg:y="23.024cm">
          <draw:text-box>
            <text:p text:style-name="P2"><text:span text:style-name="T8">2</text:span><text:span text:style-name="T8">0</text:span><text:span text:style-name="T8">1</text:span><text:span text:style-name="T8">5</text:span></text:p>
          </draw:text-box>
        </draw:frame>
        <draw:frame draw:style-name="gr60" draw:text-style-name="P9" draw:layer="layout" svg:width="2.03cm" svg:height="0.424cm" svg:x="9.121cm" svg:y="23.024cm">
          <draw:text-box>
            <text:p text:style-name="P2"><text:span text:style-name="T8">F</text:span><text:span text:style-name="T8">i</text:span><text:span text:style-name="T8">n</text:span><text:span text:style-name="T8">a</text:span><text:span text:style-name="T8">li</text:span><text:span text:style-name="T8">s</text:span><text:span text:style-name="T8">t</text:span></text:p>
          </draw:text-box>
        </draw:frame>
        <draw:frame draw:style-name="gr61" draw:text-style-name="P9" draw:layer="layout" svg:width="3.905cm" svg:height="0.424cm" svg:x="11.462cm" svg:y="23.024cm">
          <draw:text-box>
            <text:p text:style-name="P2"><text:span text:style-name="T8">SEE</text:span><text:span text:style-name="T8">D IT </text:span><text:span text:style-name="T8">IDO</text:span><text:span text:style-name="T8">L, </text:span><text:span text:style-name="T8">Mu</text:span><text:span text:style-name="T8">mba</text:span><text:span text:style-name="T8">i</text:span></text:p>
          </draw:text-box>
        </draw:frame>
        <draw:frame draw:style-name="gr59" draw:text-style-name="P9" draw:layer="layout" svg:width="0.815cm" svg:height="0.424cm" svg:x="7.884cm" svg:y="23.446cm">
          <draw:text-box>
            <text:p text:style-name="P2"><text:span text:style-name="T8">2015</text:span></text:p>
          </draw:text-box>
        </draw:frame>
        <draw:frame draw:style-name="gr62" draw:text-style-name="P9" draw:layer="layout" svg:width="0.35cm" svg:height="0.424cm" svg:x="9.121cm" svg:y="23.446cm">
          <draw:text-box>
            <text:p text:style-name="P2"><text:span text:style-name="T8">1</text:span></text:p>
          </draw:text-box>
        </draw:frame>
        <draw:frame draw:style-name="gr63" draw:text-style-name="P12" draw:layer="layout" svg:width="0.245cm" svg:height="0.293cm" svg:x="9.425cm" svg:y="23.422cm">
          <draw:text-box>
            <text:p text:style-name="P2"><text:span text:style-name="T10">st</text:span></text:p>
          </draw:text-box>
        </draw:frame>
        <draw:frame draw:style-name="gr64" draw:text-style-name="P9" draw:layer="layout" svg:width="6.081cm" svg:height="0.424cm" svg:x="11.462cm" svg:y="23.446cm">
          <draw:text-box>
            <text:p text:style-name="P2"><text:span text:style-name="T8">Blind Coding </text:span><text:span text:style-name="T8">Competition, </text:span><text:span text:style-name="T8">Intra College</text:span></text:p>
          </draw:text-box>
        </draw:frame>
        <draw:frame draw:style-name="gr65" draw:text-style-name="P13" draw:layer="layout" svg:width="3.956cm" svg:height="0.675cm" svg:x="7.673cm" svg:y="23.981cm">
          <draw:text-box>
            <text:p text:style-name="P2"><text:span text:style-name="T4">CERTIFICATES</text:span></text:p>
          </draw:text-box>
        </draw:frame>
        <draw:frame draw:style-name="gr66" draw:text-style-name="P11" draw:layer="layout" svg:width="0.417cm" svg:height="0.424cm" svg:x="7.673cm" svg:y="24.73cm">
          <draw:text-box>
            <text:p text:style-name="P2"><text:span text:style-name="T8">[1]</text:span></text:p>
          </draw:text-box>
        </draw:frame>
        <draw:frame draw:style-name="gr67" draw:text-style-name="P11" draw:layer="layout" svg:width="12.52cm" svg:height="0.847cm" svg:x="8.263cm" svg:y="24.752cm">
          <draw:text-box>
            <text:p text:style-name="P2"><text:span text:style-name="T8">Front-End </text:span><text:span text:style-name="T8">Development </text:span><text:span text:style-name="T8">Certificate </text:span><text:span text:style-name="T8">from </text:span><text:span text:style-name="T8">FreeCodeCamp( </text:span><text:span text:style-name="T8">an online </text:span><text:span text:style-name="T8">service which </text:span></text:p>
            <text:p text:style-name="P2"><text:span text:style-name="T8">provides </text:span><text:span text:style-name="T8">certification on </text:span><text:span text:style-name="T8">400 hours of </text:span><text:span text:style-name="T8">front-end </text:span><text:span text:style-name="T8">coding)</text:span></text:p>
          </draw:text-box>
        </draw:frame>
        <draw:frame draw:style-name="gr66" draw:text-style-name="P11" draw:layer="layout" svg:width="0.417cm" svg:height="0.424cm" svg:x="7.673cm" svg:y="25.655cm">
          <draw:text-box>
            <text:p text:style-name="P2"><text:span text:style-name="T8">[2]</text:span></text:p>
          </draw:text-box>
        </draw:frame>
        <draw:frame draw:style-name="gr68" draw:text-style-name="P11" draw:layer="layout" svg:width="5.014cm" svg:height="0.424cm" svg:x="8.263cm" svg:y="25.655cm">
          <draw:text-box>
            <text:p text:style-name="P2"><text:span text:style-name="T8">Seed IT </text:span><text:span text:style-name="T8">IDOL </text:span><text:span text:style-name="T8">Finalist </text:span><text:span text:style-name="T8">Certificate.</text:span></text:p>
          </draw:text-box>
        </draw:frame>
        <draw:frame draw:style-name="gr69" draw:text-style-name="P11" draw:layer="layout" svg:width="1.382cm" svg:height="0.424cm" svg:x="1.3cm" svg:y="11.376cm">
          <draw:text-box>
            <text:p text:style-name="P2"><text:span text:style-name="T8">Github://</text:span></text:p>
          </draw:text-box>
        </draw:frame>
        <draw:frame draw:style-name="gr22" draw:text-style-name="P9" draw:layer="layout" svg:width="2.775cm" svg:height="0.412cm" svg:x="2.793cm" svg:y="11.401cm">
          <draw:text-box>
            <text:p text:style-name="P2"><text:span text:style-name="T9">deadcoder0904</text:span></text:p>
          </draw:text-box>
        </draw:frame>
        <draw:frame draw:style-name="gr70" draw:text-style-name="P9" draw:layer="layout" svg:width="3.634cm" svg:height="0.424cm" svg:x="1.265cm" svg:y="16.503cm">
          <draw:text-box>
            <text:p text:style-name="P2"><text:span text:style-name="T8">Structural Programming</text:span></text:p>
          </draw:text-box>
        </draw:frame>
        <draw:frame draw:style-name="gr71" draw:text-style-name="P9" draw:layer="layout" svg:width="5.065cm" svg:height="0.424cm" svg:x="1.264cm" svg:y="22.564cm">
          <draw:text-box>
            <text:p text:style-name="P2"><text:span text:style-name="T8">HTML • ES6 or ES7 • </text:span><text:span text:style-name="T8">Markdown</text:span></text:p>
          </draw:text-box>
        </draw:frame>
        <draw:frame draw:style-name="gr41" draw:text-style-name="P9" draw:layer="layout" svg:width="2.898cm" svg:height="0.412cm" svg:x="1.25cm" svg:y="25.206cm">
          <draw:text-box>
            <text:p text:style-name="P2"><text:span text:style-name="T7">Beginn</text:span><text:span text:style-name="T7">er:</text:span></text:p>
          </draw:text-box>
        </draw:frame>
        <draw:frame draw:style-name="gr42" draw:text-style-name="P9" draw:layer="layout" svg:width="5.154cm" svg:height="0.424cm" svg:x="1.25cm" svg:y="25.607cm">
          <draw:text-box>
            <text:p text:style-name="P2"><text:span text:style-name="T8">C++ • Python </text:span></text:p>
          </draw:text-box>
        </draw:frame>
        <draw:frame draw:style-name="gr72" draw:text-style-name="P11" draw:layer="layout" svg:width="13.837cm" svg:height="1.332cm" svg:x="7.676cm" svg:y="9.868cm">
          <draw:text-box>
            <text:p text:style-name="P2"><text:span text:style-name="T7">Provides a REST </text:span><text:span text:style-name="T7">API, uses </text:span><text:span text:style-name="T7">MongoDB with </text:span><text:span text:style-name="T7">Mongoose &amp; </text:span><text:span text:style-name="T7">many other </text:span><text:span text:style-name="T7">helper npm</text:span></text:p>
            <text:p text:style-name="P2"><text:span text:style-name="T7">packages. It </text:span><text:span text:style-name="T7">replicates the </text:span><text:span text:style-name="T7">heart of </text:span><text:span text:style-name="T7">Facebook &amp; </text:span><text:span text:style-name="T7">Twitter </text:span><text:span text:style-name="T7">combined in </text:span><text:span text:style-name="T7">single </text:span></text:p>
            <text:p text:style-name="P2"><text:span text:style-name="T7">application.</text:span></text:p>
          </draw:text-box>
        </draw:frame>
        <draw:frame draw:style-name="gr73" draw:text-style-name="P10" draw:layer="layout" svg:width="3.507cm" svg:height="0.509cm" svg:x="7.673cm" svg:y="15.282cm">
          <draw:text-box>
            <text:p text:style-name="P2"><text:span text:style-name="T5">EMAIL VIA </text:span><text:span text:style-name="T5">GMAIL</text:span></text:p>
          </draw:text-box>
        </draw:frame>
        <draw:frame draw:style-name="gr74" draw:text-style-name="P9" draw:layer="layout" svg:width="13.32cm" svg:height="0.823cm" svg:x="7.695cm" svg:y="15.793cm">
          <draw:text-box>
            <text:p text:style-name="P2"><text:span text:style-name="T7">Sends email via </text:span><text:span text:style-name="T7">gmail without </text:span><text:span text:style-name="T7">authorization &amp; </text:span><text:span text:style-name="T7">authentication. </text:span><text:span text:style-name="T7">Useful when </text:span></text:p>
            <text:p text:style-name="P2"><text:span text:style-name="T7">websites want </text:span><text:span text:style-name="T7">to subscribe </text:span><text:span text:style-name="T7">their users to </text:span><text:span text:style-name="T7">their mailing </text:span><text:span text:style-name="T7">list.</text:span></text:p>
          </draw:text-box>
        </draw:frame>
        <draw:frame draw:style-name="gr75" draw:text-style-name="P9" draw:layer="layout" svg:width="13.591cm" svg:height="1.234cm" svg:x="7.7cm" svg:y="20.894cm">
          <draw:text-box>
            <text:p text:style-name="P2"><text:span text:style-name="T7">To </text:span><text:span text:style-name="T7">succeed </text:span><text:span text:style-name="T7">in an </text:span><text:span text:style-name="T7">environm</text:span><text:span text:style-name="T7">ent of </text:span><text:span text:style-name="T7">growth </text:span><text:span text:style-name="T7">and </text:span><text:span text:style-name="T7">excellenc</text:span><text:span text:style-name="T7">e and </text:span><text:span text:style-name="T7">earn a job </text:span><text:span text:style-name="T7">which</text:span></text:p>
            <text:p text:style-name="P2"><text:span text:style-name="T7">provide </text:span><text:span text:style-name="T7">me a job </text:span><text:span text:style-name="T7">satisfacti</text:span><text:span text:style-name="T7">on and </text:span><text:span text:style-name="T7">self </text:span><text:span text:style-name="T7">develop</text:span><text:span text:style-name="T7">ment and </text:span><text:span text:style-name="T7">help me </text:span><text:span text:style-name="T7">achieve </text:span></text:p>
            <text:p text:style-name="P2"><text:span text:style-name="T7">personal </text:span><text:span text:style-name="T7">as well </text:span><text:span text:style-name="T7">as </text:span><text:span text:style-name="T7">organizati</text:span><text:span text:style-name="T7">onal </text:span><text:span text:style-name="T7">goals.</text:span></text:p>
          </draw:text-box>
        </draw:frame>
        <draw:frame draw:style-name="gr76" draw:text-style-name="P6" draw:layer="layout" svg:width="5.493cm" svg:height="0.675cm" svg:x="7.674cm" svg:y="20.134cm">
          <draw:text-box>
            <text:p text:style-name="P2"><text:span text:style-name="T4">CAREE</text:span><text:span text:style-name="T4">R </text:span><text:span text:style-name="T4">OBJEC</text:span><text:span text:style-name="T4">TIVES</text:span></text:p>
          </draw:text-box>
        </draw:frame>
        <draw:frame draw:style-name="gr58" draw:text-style-name="P6" draw:layer="layout" svg:width="2.381cm" svg:height="0.675cm" svg:x="7.674cm" svg:y="22.234cm">
          <draw:text-box>
            <text:p text:style-name="P2"><text:span text:style-name="T4">AWA</text:span><text:span text:style-name="T4">RDS</text:span></text:p>
          </draw:text-box>
        </draw:frame>
        <draw:frame draw:style-name="gr77" draw:text-style-name="P6" draw:layer="layout" svg:width="3.406cm" svg:height="0.675cm" svg:x="7.675cm" svg:y="18.535cm">
          <draw:text-box>
            <text:p text:style-name="P2"><text:span text:style-name="T4">USE</text:span><text:span text:style-name="T4">D </text:span><text:span text:style-name="T4">TO</text:span><text:span text:style-name="T4">OLS</text:span></text:p>
          </draw:text-box>
        </draw:frame>
        <draw:frame draw:style-name="gr78" draw:text-style-name="P9" draw:layer="layout" svg:width="13.007cm" svg:height="0.823cm" svg:x="7.7cm" svg:y="19.194cm">
          <draw:text-box>
            <text:p text:style-name="P2"><text:span text:style-name="T7">Brackets, </text:span><text:span text:style-name="T7">Sublime, </text:span><text:span text:style-name="T7">Atom &amp; </text:span><text:span text:style-name="T7">Jetbrains </text:span><text:span text:style-name="T7">IDE’s to </text:span><text:span text:style-name="T7">write any </text:span><text:span text:style-name="T7">programs/pro</text:span><text:span text:style-name="T7">jects.</text:span></text:p>
            <text:p text:style-name="P2"><text:span text:style-name="T7">Proficient in </text:span><text:span text:style-name="T7">using </text:span><text:span text:style-name="T7">Ubuntu, </text:span><text:span text:style-name="T7">Windows &amp; </text:span><text:span text:style-name="T7">Mac OS.</text:span></text:p>
          </draw:text-box>
        </draw:frame>
        <draw:frame draw:style-name="gr79" draw:text-style-name="P10" draw:layer="layout" svg:width="3.327cm" svg:height="0.509cm" svg:x="7.674cm" svg:y="16.783cm">
          <draw:text-box>
            <text:p text:style-name="P2"><text:span text:style-name="T5">&amp; MANY </text:span><text:span text:style-name="T5">MORE</text:span></text:p>
          </draw:text-box>
        </draw:frame>
        <draw:frame draw:style-name="gr80" draw:text-style-name="P9" draw:layer="layout" svg:width="13.142cm" svg:height="0.823cm" svg:x="7.7cm" svg:y="17.394cm">
          <draw:text-box>
            <text:p text:style-name="P2"><text:span text:style-name="T7">Some of the </text:span><text:span text:style-name="T7">projects are </text:span><text:span text:style-name="T7">closed source </text:span><text:span text:style-name="T7">but many are </text:span><text:span text:style-name="T7">open sourced. All</text:span></text:p>
            <text:p text:style-name="P2"><text:span text:style-name="T7">my open source </text:span><text:span text:style-name="T7">projects are on </text:span><text:span text:style-name="T7">Github &amp; demos </text:span><text:span text:style-name="T7">on Codepen or </text:span><text:span text:style-name="T7">Heroku.</text:span></text:p>
          </draw:text-box>
        </draw:frame>
        <draw:frame draw:style-name="gr66" draw:text-style-name="P11" draw:layer="layout" svg:width="0.417cm" svg:height="0.424cm" svg:x="7.674cm" svg:y="26.255cm">
          <draw:text-box>
            <text:p text:style-name="P2"><text:span text:style-name="T8">[3]</text:span></text:p>
          </draw:text-box>
        </draw:frame>
        <draw:frame draw:style-name="gr81" draw:text-style-name="P11" draw:layer="layout" svg:width="5.895cm" svg:height="0.424cm" svg:x="8.268cm" svg:y="26.255cm">
          <draw:text-box>
            <text:p text:style-name="P2"><text:span text:style-name="T8">Intra College Competition </text:span><text:span text:style-name="T8">Certificat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1" svg:font-family="Lato"/>
    <style:font-face style:name="LatoHairline1" svg:font-family="LatoHairline"/>
    <style:font-face style:name="Latoular1" svg:font-family="Latoular"/>
    <style:font-face style:name="RalewayExtraLightIdentityH1" svg:font-family="RalewayExtraLightIdentityH"/>
    <style:font-face style:name="RalewayMediumIdentityH1" svg:font-family="RalewayMediumIdentityH"/>
    <style:font-face style:name="DejaVu Sans1" svg:font-family="'DejaVu Sans'" style:font-pitch="variable"/>
    <style:font-face style:name="Lato" svg:font-family="Lato" style:font-pitch="variable"/>
    <style:font-face style:name="LatoHairline" svg:font-family="LatoHairline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RalewayExtraLightIdentityH" svg:font-family="RalewayExtraLightIdentityH" style:font-pitch="variable"/>
    <style:font-face style:name="RalewayMediumIdentityH" svg:font-family="RalewayMediumIdentity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7-26T20:48:36.447011733</dc:date>
    <meta:editing-duration>PT7H5M28S</meta:editing-duration>
    <meta:editing-cycles>13</meta:editing-cycles>
    <meta:generator>LibreOffice/5.1.4.2$Linux_X86_64 LibreOffice_project/10m0$Build-2</meta:generator>
    <meta:document-statistic meta:object-count="91"/>
  </office:meta>
</office:document-meta>
</file>